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57b"/>
    </style:style>
    <style:style style:name="T1" style:family="text">
      <style:text-properties officeooo:rsid="001ef6fa"/>
    </style:style>
    <style:style style:name="T2" style:family="text">
      <style:text-properties officeooo:rsid="002003e9"/>
    </style:style>
    <style:style style:name="T3" style:family="text">
      <style:text-properties officeooo:rsid="00225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link add br0 type bridge</text:p>
      <text:p text:style-name="P1">ip link set dev br0 up</text:p>
      <text:p text:style-name="P1">ip address add 10.1.1.<text:span text:style-name="T3">2</text:span>/24 dev eth0</text:p>
      <text:p text:style-name="Standard">ip link add name vxlan10 type vxlan id 10 dev eth0 <text:span text:style-name="T2">group 239.1.1.1 </text:span>dstport 4789</text:p>
      <text:p text:style-name="Standard">ip address add 20.1.1.<text:span text:style-name="T3">2</text:span>/24 dev vxlan10</text:p>
      <text:p text:style-name="Standard">ip -d link show vxlan10</text:p>
      <text:p text:style-name="Standard">brctl addif br0 eth1</text:p>
      <text:p text:style-name="Standard">brctl addif br0 vxlan10</text:p>
      <text:p text:style-name="Standard">ip link set dev vxlan10 up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4:07:53.909136127</meta:creation-date>
    <dc:date>2022-02-26T14:42:11.877096742</dc:date>
    <meta:editing-duration>PT24M7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9" meta:word-count="58" meta:character-count="293" meta:non-whitespace-character-count="244"/>
  </office:meta>
</office:document-meta>
</file>